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 style:list-style-name="L3">
      <style:paragraph-properties fo:text-align="start" style:justify-single-word="false"/>
    </style:style>
    <style:style style:name="P16" style:family="paragraph" style:parent-style-name="Standard" style:list-style-name="L6">
      <style:paragraph-properties fo:text-align="start" style:justify-single-word="false"/>
    </style:style>
    <style:style style:name="P17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3" style:family="text"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T4" style:family="text">
      <style:text-properties fo:font-size="15pt" fo:font-style="normal" style:text-underline-style="none" style:font-size-asian="15pt" style:font-style-asian="italic" style:font-size-complex="10.5pt" style:font-style-complex="italic"/>
    </style:style>
    <style:style style:name="T5" style:family="text">
      <style:text-properties fo:font-size="15pt" style:text-underline-style="none" fo:font-weight="normal" style:font-size-asian="15pt" style:font-weight-asian="normal" style:font-size-complex="10.5pt" style:font-weight-complex="normal"/>
    </style:style>
    <style:style style:name="T6" style:family="text">
      <style:text-properties style:font-name="Liberation Serif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style:font-name="Liberation Serif" fo:font-size="10.5pt" fo:font-style="normal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CONFIGURATION</text:p>
      <text:p text:style-name="P2"/>
      <text:p text:style-name="P2"/>
      <text:p text:style-name="P4"/>
      <text:list xml:id="list1581356447" text:style-name="L1">
        <text:list-item>
          <text:p text:style-name="P7">Using samba you can share files between linux and windows.</text:p>
          <text:p text:style-name="P7"/>
        </text:list-item>
        <text:list-item>
          <text:p text:style-name="P7">Install samba packages using yum.</text:p>
          <text:p text:style-name="P7"/>
          <text:list>
            <text:list-item>
              <text:list>
                <text:list-header>
                  <text:p text:style-name="P12">#yum install samba samba-client samba-common</text:p>
                  <text:p text:style-name="P12"/>
                </text:list-header>
              </text:list>
            </text:list-item>
          </text:list>
        </text:list-item>
      </text:list>
      <text:list xml:id="list1690114950" text:style-name="L2">
        <text:list-item>
          <text:p text:style-name="P8"><text:span text:style-name="T1">Create a username</text:span><text:span text:style-name="T2">.</text:span></text:p>
          <text:p text:style-name="P13"/>
          <text:list>
            <text:list-item>
              <text:list>
                <text:list-header>
                  <text:p text:style-name="P13">#useradd test</text:p>
                </text:list-header>
              </text:list>
            </text:list-item>
          </text:list>
        </text:list-item>
      </text:list>
      <text:p text:style-name="P6"/>
      <text:list xml:id="list1709703464" text:style-name="L3">
        <text:list-item>
          <text:p text:style-name="P15"><text:span text:style-name="T3">Now create samba password for username</text:span><text:span text:style-name="T3"> “test”.</text:span></text:p>
        </text:list-item>
      </text:list>
      <text:p text:style-name="P5"/>
      <text:p text:style-name="P3"><text:span text:style-name="T3"><text:tab/><text:tab/></text:span><text:span text:style-name="T7">#</text:span><text:span text:style-name="Source_20_Text"><text:span text:style-name="T6">smbpasswd -a test</text:span></text:span></text:p>
      <text:p text:style-name="P5"/>
      <text:list xml:id="list63693933" text:style-name="L4">
        <text:list-item>
          <text:p text:style-name="P9">Create a folder called share in the root directory.</text:p>
        </text:list-item>
      </text:list>
      <text:p text:style-name="P5"/>
      <text:p text:style-name="P3"><text:span text:style-name="T3"><text:tab/><text:tab/></text:span><text:span text:style-name="T6">#</text:span><text:span text:style-name="Source_20_Text"><text:span text:style-name="T6">mkdir /share</text:span></text:span></text:p>
      <text:p text:style-name="P5"/>
      <text:list xml:id="list792587008" text:style-name="L5">
        <text:list-item>
          <text:p text:style-name="P10">Set permission for the share folder.</text:p>
          <text:p text:style-name="P10"/>
          <text:list>
            <text:list-item>
              <text:list>
                <text:list-header>
                  <text:p text:style-name="P14">#chmod -R 777 /share</text:p>
                </text:list-header>
              </text:list>
            </text:list-item>
          </text:list>
        </text:list-item>
      </text:list>
      <text:p text:style-name="P5"/>
      <text:list xml:id="list1988721289" text:style-name="L6">
        <text:list-item>
          <text:p text:style-name="P16"><text:span text:style-name="T3">Open the file </text:span><text:span text:style-name="Emphasis"><text:span text:style-name="T5">/etc/samba/smb.conf</text:span></text:span><text:span text:style-name="T3"> and go in the end of file and do editing (Before editing the file , please copy the file to another location for backup ) . </text:span></text:p>
        </text:list-item>
      </text:list>
      <text:p text:style-name="P5"/>
      <text:p text:style-name="P3"><text:span text:style-name="T3"><text:tab/><text:tab/></text:span><text:span text:style-name="T6">#[share]</text:span></text:p>
      <text:p text:style-name="P3"><text:span text:style-name="Source_20_Text"><text:span text:style-name="T6"><text:tab/><text:tab/>#path = /share</text:span></text:span></text:p>
      <text:p text:style-name="P3"><text:span text:style-name="Source_20_Text"><text:span text:style-name="T6"><text:tab/><text:tab/>#writable = yes</text:span></text:span></text:p>
      <text:p text:style-name="P3"><text:span text:style-name="Source_20_Text"><text:span text:style-name="T6"><text:tab/><text:tab/>#browseable = yes<text:line-break/><text:tab/><text:tab/>#valid users = test</text:span></text:span></text:p>
      <text:p text:style-name="P5"/>
      <text:list xml:id="list410088902" text:style-name="L7">
        <text:list-item>
          <text:p text:style-name="P11">Now restart samba service.</text:p>
        </text:list-item>
      </text:list>
      <text:p text:style-name="P5"/>
      <text:p text:style-name="P3"><text:span text:style-name="T3"><text:tab/><text:tab/></text:span><text:span text:style-name="T2">#chkconfig smb restart</text:span></text:p>
      <text:p text:style-name="P6"><text:tab/><text:tab/>#chkconfig nmb restart</text:p>
      <text:list xml:id="list2151572066" text:continue-numbering="true" text:style-name="L7">
        <text:list-header>
          <text:p text:style-name="P11"/>
        </text:list-header>
        <text:list-item>
          <text:p text:style-name="P17"><text:span text:style-name="T3">Now try to login from your system, type the address </text:span><text:span text:style-name="Strong_20_Emphasis"><text:span text:style-name="T2">\\192.168.2.55\share</text:span></text:span><text:span text:style-name="T3"> and enter username as </text:span><text:span text:style-name="Strong_20_Emphasis"><text:span text:style-name="T4">test</text:span></text:span><text:span text:style-name="T3"> and give password <text:s/>to access the share fold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6T10:14:35</meta:creation-date>
    <dc:date>2014-02-17T18:18:36</dc:date>
    <dc:creator>admin </dc:creator>
    <meta:editing-duration>PT01H12M22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149" meta:character-count="847"/>
  </office:meta>
</office:document-meta>
</file>